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24pt" officeooo:rsid="000e3f3d" officeooo:paragraph-rsid="000e3f3d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4" style:family="paragraph" style:parent-style-name="Standard">
      <loext:graphic-properties draw:fill="none"/>
      <style:paragraph-properties fo:margin-left="0.5in" fo:margin-right="0.5in" fo:text-align="start" style:justify-single-word="false" fo:text-indent="0in" style:auto-text-indent="false" fo:background-color="transparent"/>
      <style:text-properties officeooo:paragraph-rsid="000e3f3d"/>
    </style:style>
    <style:style style:name="T1" style:family="text">
      <style:text-properties fo:color="#ff3838" loext:opacity="100%" style:text-position="sub 58%"/>
    </style:style>
    <style:style style:name="T2" style:family="text">
      <style:text-properties fo:font-size="32pt" officeooo:rsid="000e3f3d" style:font-size-asian="32pt" style:language-asian="ja" style:country-asian="JP" style:font-size-complex="32pt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LPT N5 Reading: John’s Diary #1</text:p>
      <text:p text:style-name="P2"/>
      <text:p text:style-name="P4"><text:ruby text:style-name="Ru1"><text:ruby-base><text:span text:style-name="T2">今日</text:span></text:ruby-base><text:ruby-text>きょう</text:ruby-text></text:ruby><text:span text:style-name="T2">は、</text:span><text:ruby text:style-name="Ru1"><text:ruby-base><text:span text:style-name="T2">図書館</text:span></text:ruby-base><text:ruby-text>としょかん</text:ruby-text></text:ruby><text:span text:style-name="T2">に</text:span><text:ruby text:style-name="Ru1"><text:ruby-base><text:span text:style-name="T2">行</text:span></text:ruby-base><text:ruby-text>い</text:ruby-text></text:ruby><text:span text:style-name="T2">きました。</text:span><text:ruby text:style-name="Ru1"><text:ruby-base><text:span text:style-name="T2">本</text:span></text:ruby-base><text:ruby-text>ほん</text:ruby-text></text:ruby><text:span text:style-name="T2">をたくさん</text:span><text:ruby text:style-name="Ru1"><text:ruby-base><text:span text:style-name="T2">読み</text:span></text:ruby-base><text:ruby-text>よ</text:ruby-text></text:ruby><text:span text:style-name="T2">ました。でも、</text:span><text:ruby text:style-name="Ru1"><text:ruby-base><text:span text:style-name="T2">借り</text:span></text:ruby-base><text:ruby-text>か</text:ruby-text></text:ruby><text:span text:style-name="T2">ませんでした。</text:span><text:ruby text:style-name="Ru1"><text:ruby-base><text:span text:style-name="T2">帰</text:span></text:ruby-base><text:ruby-text>か</text:ruby-text></text:ruby><text:span text:style-name="T2">りに、コンビニで</text:span><text:ruby text:style-name="Ru1"><text:ruby-base><text:span text:style-name="T2">雑誌</text:span></text:ruby-base><text:ruby-text>ざっし</text:ruby-text></text:ruby><text:span text:style-name="T2">と</text:span><text:ruby text:style-name="Ru1"><text:ruby-base><text:span text:style-name="T2">弁当</text:span></text:ruby-base><text:ruby-text>べんとう</text:ruby-text></text:ruby><text:span text:style-name="T2">を</text:span><text:ruby text:style-name="Ru1"><text:ruby-base><text:span text:style-name="T2">買</text:span></text:ruby-base><text:ruby-text>か</text:ruby-text></text:ruby><text:span text:style-name="T2">いました。</text:span><text:ruby text:style-name="Ru1"><text:ruby-base><text:span text:style-name="T2">日本</text:span></text:ruby-base><text:ruby-text>にはん</text:ruby-text></text:ruby><text:span text:style-name="T2">のコンビニは、とても</text:span><text:ruby text:style-name="Ru1"><text:ruby-base><text:span text:style-name="T2">便利</text:span></text:ruby-base><text:ruby-text>べんり</text:ruby-text></text:ruby><text:span text:style-name="T2">です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3:10:36.071649325</dc:date>
    <meta:editing-duration>PT1H13M56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1" meta:paragraph-count="2" meta:word-count="82" meta:character-count="108" meta:non-whitespace-character-count="103"/>
  </office:meta>
</office:document-meta>
</file>